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md5sum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d3979f7e69655dcb641d283f1af376a7 <ns0:s ns0:c="1"/>dists/stable/main/binary-i386/Packages<ns0:line-break/><ns0:s ns0:c="2"/>0270b0287abd69d7ba7670c3eb24cbc1 <ns0:s ns0:c="1"/>dists/stable/main/binary-i386/Packages.gz<ns0:line-break/><ns0:s ns0:c="2"/>d3979f7e69655dcb641d283f1af376a7 <ns0:s ns0:c="1"/>dists/stable/main/binary-amd64/Packages<ns0:line-break/><ns0:s ns0:c="2"/>0270b0287abd69d7ba7670c3eb24cbc1 <ns0:s ns0:c="1"/>dists/stable/main/binary-amd64/Packages.gz<ns0:line-break/><ns0:s ns0:c="2"/>d41d8cd98f00b204e9800998ecf8427e <ns0:s ns0:c="1"/>dists/stable/non-free/binary-i386/Packages<ns0:line-break/><ns0:s ns0:c="2"/>de9e533c25149db7878032320d7d13db <ns0:s ns0:c="1"/>dists/stable/non-free/binary-i386/Packages.gz<ns0:line-break/><ns0:s ns0:c="2"/>d41d8cd98f00b204e9800998ecf8427e <ns0:s ns0:c="1"/>dists/stable/non-free/binary-amd64/Packages<ns0:line-break/><ns0:s ns0:c="2"/>de9e533c25149db7878032320d7d13db <ns0:s ns0:c="1"/>dists/stable/non-free/binary-amd64/Packages.gz<ns0:line-break/><ns0:s ns0:c="2"/>d41d8cd98f00b204e9800998ecf8427e <ns0:s ns0:c="1"/>dists/stable/contrib/binary-i386/Packages<ns0:line-break/><ns0:s ns0:c="2"/>de9e533c25149db7878032320d7d13db <ns0:s ns0:c="1"/>dists/stable/contrib/binary-i386/Packages.gz<ns0:line-break/><ns0:s ns0:c="2"/>d41d8cd98f00b204e9800998ecf8427e <ns0:s ns0:c="1"/>dists/stable/contrib/binary-amd64/Packages<ns0:line-break/><ns0:s ns0:c="2"/>de9e533c25149db7878032320d7d13db <ns0:s ns0:c="1"/>dists/stable/contrib/binary-amd64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at, 01 Aug 2020 11:04:59 UTC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span text:style-name="rststyle-name">
            <text:span text:style-name="rststyle-tag">MD5Sum</text:span>
          </text:span>
          <text:span text:style-name="rststyle-punctuation">:</text:span>
          <text:p text:style-name="rststyle-textbody">başlık ile md5sum bilreştirmek için aşağıdakine benzer bir komut kullanabilirsiniz:</text:p>
          <ns0:p ns0:style-name="rststyle-codeblock">$ cat baslik &gt; dists/stable/Release<ns0:line-break/>$ find dists/stable -type f | xargs md5sum | sed "s/^/ <ns0:s ns0:c="1"/>/" &gt;&gt; dists/stable/Release</ns0:p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double">"s/^/  /"</text:span>
            </text:span>
         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0-10-13T12:45:01</meta:creation-date>
    <dc:creator>a</dc:creator>
    <dc:date>2020-10-13T12:45:01</dc:date>
    <dc:language>en-US</dc:language>
    <meta:editing-cycles>1</meta:editing-cycles>
    <meta:editing-duration>PT00M01S</meta:editing-duration>
    <dc:title>Debian için depo oluşturma</dc:title>
  </office:meta>
</office:document-meta>
</file>